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b3e13" officeooo:paragraph-rsid="001bb543" style:font-weight-asian="bold" style:font-weight-complex="bold"/>
    </style:style>
    <style:style style:name="P2" style:family="paragraph" style:parent-style-name="Standard">
      <style:text-properties fo:font-weight="bold" officeooo:rsid="001bb543" officeooo:paragraph-rsid="001bb543" style:font-weight-asian="bold" style:font-weight-complex="bold"/>
    </style:style>
    <style:style style:name="P3" style:family="paragraph" style:parent-style-name="Standard">
      <style:text-properties fo:font-weight="normal" officeooo:rsid="001d1d69" officeooo:paragraph-rsid="001d1d69" style:font-weight-asian="normal" style:font-weight-complex="normal"/>
    </style:style>
    <style:style style:name="P4" style:family="paragraph" style:parent-style-name="Standard">
      <style:text-properties fo:font-weight="bold" officeooo:rsid="001d1d69" officeooo:paragraph-rsid="001d1d69" style:font-weight-asian="bold" style:font-weight-complex="bold"/>
    </style:style>
    <style:style style:name="P5" style:family="paragraph" style:parent-style-name="Standard">
      <style:text-properties fo:font-weight="bold" officeooo:rsid="001bb543" officeooo:paragraph-rsid="001bb543" style:font-weight-asian="bold" style:font-weight-complex="bold"/>
    </style:style>
    <style:style style:name="P6" style:family="paragraph" style:parent-style-name="Standard" style:list-style-name="L7">
      <style:text-properties fo:font-weight="bold" officeooo:rsid="002dac04" officeooo:paragraph-rsid="002dac04" style:font-weight-asian="bold" style:font-weight-complex="bold"/>
    </style:style>
    <style:style style:name="P7" style:family="paragraph" style:parent-style-name="Standard">
      <style:text-properties fo:font-weight="normal" officeooo:rsid="001d1d69" officeooo:paragraph-rsid="001d1d69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f9dbb" officeooo:paragraph-rsid="001f9dbb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214eae" officeooo:paragraph-rsid="00214eae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2c7bb" officeooo:paragraph-rsid="0022c7bb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231554" officeooo:paragraph-rsid="00231554" style:font-weight-asian="normal" style:font-weight-complex="normal"/>
    </style:style>
    <style:style style:name="P12" style:family="paragraph" style:parent-style-name="Standard" style:list-style-name="L4">
      <style:text-properties fo:font-weight="normal" officeooo:rsid="0023faaf" officeooo:paragraph-rsid="0023faaf" style:font-weight-asian="normal" style:font-weight-complex="normal"/>
    </style:style>
    <style:style style:name="P13" style:family="paragraph" style:parent-style-name="Standard" style:list-style-name="L5">
      <style:text-properties fo:font-weight="normal" officeooo:rsid="00257fb8" officeooo:paragraph-rsid="00257fb8" style:font-weight-asian="normal" style:font-weight-complex="normal"/>
    </style:style>
    <style:style style:name="P14" style:family="paragraph" style:parent-style-name="Standard" style:list-style-name="L6">
      <style:text-properties fo:font-weight="normal" officeooo:rsid="00273502" officeooo:paragraph-rsid="00273502" style:font-weight-asian="normal" style:font-weight-complex="normal"/>
    </style:style>
    <style:style style:name="P15" style:family="paragraph" style:parent-style-name="Standard">
      <style:text-properties fo:font-weight="normal" officeooo:rsid="0029f32a" officeooo:paragraph-rsid="0029f32a" style:font-weight-asian="normal" style:font-weight-complex="normal"/>
    </style:style>
    <style:style style:name="P16" style:family="paragraph" style:parent-style-name="Standard" style:list-style-name="L12">
      <style:text-properties fo:font-weight="normal" officeooo:rsid="0029f32a" officeooo:paragraph-rsid="0029f32a" style:font-weight-asian="normal" style:font-weight-complex="normal"/>
    </style:style>
    <style:style style:name="P17" style:family="paragraph" style:parent-style-name="Standard" style:list-style-name="L7">
      <style:text-properties fo:font-weight="normal" officeooo:rsid="0029f32a" officeooo:paragraph-rsid="0029f32a" style:font-weight-asian="normal" style:font-weight-complex="normal"/>
    </style:style>
    <style:style style:name="P18" style:family="paragraph" style:parent-style-name="Standard" style:list-style-name="L7">
      <style:text-properties fo:font-weight="normal" officeooo:rsid="002b4fcd" officeooo:paragraph-rsid="002b4fcd" style:font-weight-asian="normal" style:font-weight-complex="normal"/>
    </style:style>
    <style:style style:name="P19" style:family="paragraph" style:parent-style-name="Standard" style:list-style-name="L7">
      <style:text-properties fo:font-weight="normal" officeooo:rsid="002bb657" officeooo:paragraph-rsid="002bb657" style:font-weight-asian="normal" style:font-weight-complex="normal"/>
    </style:style>
    <style:style style:name="P20" style:family="paragraph" style:parent-style-name="Standard" style:list-style-name="L7">
      <style:text-properties fo:font-weight="normal" officeooo:rsid="002dac04" officeooo:paragraph-rsid="002dac04" style:font-weight-asian="normal" style:font-weight-complex="normal"/>
    </style:style>
    <style:style style:name="P21" style:family="paragraph" style:parent-style-name="Standard" style:list-style-name="L8">
      <style:text-properties fo:font-weight="normal" officeooo:rsid="002e63e0" officeooo:paragraph-rsid="002e63e0" style:font-weight-asian="normal" style:font-weight-complex="normal"/>
    </style:style>
    <style:style style:name="P22" style:family="paragraph" style:parent-style-name="Standard" style:list-style-name="L8">
      <style:text-properties fo:font-weight="normal" officeooo:rsid="002e8781" officeooo:paragraph-rsid="002e8781" style:font-weight-asian="normal" style:font-weight-complex="normal"/>
    </style:style>
    <style:style style:name="P23" style:family="paragraph" style:parent-style-name="Standard" style:list-style-name="L9">
      <style:text-properties fo:font-weight="normal" officeooo:rsid="002ec206" officeooo:paragraph-rsid="002ec206" style:font-weight-asian="normal" style:font-weight-complex="normal"/>
    </style:style>
    <style:style style:name="P24" style:family="paragraph" style:parent-style-name="Standard" style:list-style-name="L10">
      <style:text-properties fo:font-weight="normal" officeooo:rsid="0030077b" officeooo:paragraph-rsid="0030077b" style:font-weight-asian="normal" style:font-weight-complex="normal"/>
    </style:style>
    <style:style style:name="P25" style:family="paragraph" style:parent-style-name="Standard" style:list-style-name="L11">
      <style:text-properties fo:font-weight="normal" officeooo:rsid="003122e6" officeooo:paragraph-rsid="003122e6" style:font-weight-asian="normal" style:font-weight-complex="normal"/>
    </style:style>
    <style:style style:name="P26" style:family="paragraph" style:parent-style-name="Standard">
      <style:text-properties fo:font-weight="normal" officeooo:rsid="0032c431" officeooo:paragraph-rsid="0032c431" style:font-weight-asian="normal" style:font-weight-complex="normal"/>
    </style:style>
    <style:style style:name="P27" style:family="paragraph" style:parent-style-name="Standard" style:list-style-name="L13">
      <style:text-properties fo:font-weight="normal" officeooo:rsid="0032c431" officeooo:paragraph-rsid="0032c431" style:font-weight-asian="normal" style:font-weight-complex="normal"/>
    </style:style>
    <style:style style:name="P28" style:family="paragraph" style:parent-style-name="Standard" style:list-style-name="L5">
      <style:text-properties officeooo:paragraph-rsid="00257fb8"/>
    </style:style>
    <style:style style:name="P2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3e13" officeooo:paragraph-rsid="00273502" style:font-weight-asian="bold" style:font-weight-complex="bold"/>
    </style:style>
    <style:style style:name="P30" style:family="paragraph" style:parent-style-name="Standard" style:list-style-name="L7">
      <style:text-properties officeooo:paragraph-rsid="0027fe4f"/>
    </style:style>
    <style:style style:name="P31" style:family="paragraph" style:parent-style-name="Standard" style:list-style-name="L10">
      <style:text-properties officeooo:paragraph-rsid="0030077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257fb8" style:font-weight-asian="normal" style:font-weight-complex="normal"/>
    </style:style>
    <style:style style:name="T3" style:family="text">
      <style:text-properties fo:font-weight="normal" officeooo:rsid="00273502" style:font-weight-asian="normal" style:font-weight-complex="normal"/>
    </style:style>
    <style:style style:name="T4" style:family="text">
      <style:text-properties fo:font-weight="normal" officeooo:rsid="0027fe4f" style:font-weight-asian="normal" style:font-weight-complex="normal"/>
    </style:style>
    <style:style style:name="T5" style:family="text">
      <style:text-properties fo:font-weight="normal" officeooo:rsid="0029f32a" style:font-weight-asian="normal" style:font-weight-complex="normal"/>
    </style:style>
    <style:style style:name="T6" style:family="text">
      <style:text-properties fo:font-weight="normal" officeooo:rsid="0030077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In this document I will maintain running notes specific to the code I am developing in this folder</text:p>
      <text:p text:style-name="P2"/>
      <text:p text:style-name="P2">Functions thus far:</text:p>
      <text:p text:style-name="P2"/>
      <text:p text:style-name="P4">shape_2_graph</text:p>
      <text:list xml:id="list2837419644" text:style-name="L1">
        <text:list-item>
          <text:p text:style-name="P8">Takes input area of interest and extracts the road network graph with speed and travel time information</text:p>
        </text:list-item>
        <text:list-item>
          <text:p text:style-name="P10">The input area to this function should already have a buffer associated with it</text:p>
          <text:list>
            <text:list-item>
              <text:p text:style-name="P10">For example, if the AOI is a block group, residents could drive outside of the block group to access the resources within it</text:p>
            </text:list-item>
            <text:list-item>
              <text:p text:style-name="P10">Basically, it is better to have a larger AOI than not to ensure that enough roads are extracted to reasonably include enough routes to reach the appropriate destinations</text:p>
            </text:list-item>
          </text:list>
        </text:list-item>
      </text:list>
      <text:p text:style-name="P3"/>
      <text:p text:style-name="P4">save_2_disk</text:p>
      <text:list xml:id="list4099171560" text:style-name="L2">
        <text:list-item>
          <text:p text:style-name="P9">Saves the graph information to a graphxml file – therefore does not need to be downloaded every single time application is run</text:p>
        </text:list-item>
      </text:list>
      <text:p text:style-name="P3"/>
      <text:p text:style-name="P4">read_graph_from_disk</text:p>
      <text:list xml:id="list53227023" text:style-name="L3">
        <text:list-item>
          <text:p text:style-name="P11">Reads the graph from the save function</text:p>
        </text:list-item>
        <text:list-item>
          <text:p text:style-name="P11">There is some error in here having to do with data-types – needs to be addressed</text:p>
        </text:list-item>
      </text:list>
      <text:p text:style-name="P3"/>
      <text:p text:style-name="P4">rename</text:p>
      <text:list xml:id="list954598597" text:style-name="L4">
        <text:list-item>
          <text:p text:style-name="P12">This function renames the nodes from 1 to N, making later referencing more understandable</text:p>
        </text:list-item>
        <text:list-item>
          <text:p text:style-name="P12">Depending on the attributes of the network, this may eliminate the ability to re-reference data back to OSMNX, but I don’t think this is necessary anyways</text:p>
        </text:list-item>
      </text:list>
      <text:p text:style-name="P3"/>
      <text:p text:style-name="P4">parallel_edges</text:p>
      <text:list xml:id="list1354543386" text:style-name="L5">
        <text:list-item>
          <text:p text:style-name="P13">Function to determine if there are parallel edges – multiple road segments that connect the same intersections</text:p>
        </text:list-item>
        <text:list-item>
          <text:p text:style-name="P28"><text:span text:style-name="T2">This could potentially have implications when converting from a multi-graph to a digraph, which is required for most of the </text:span><text:span text:style-name="T3">NetworkX</text:span><text:span text:style-name="T2"> functions</text:span></text:p>
        </text:list-item>
      </text:list>
      <text:p text:style-name="P3"/>
      <text:p text:style-name="P4">random_shortest_path</text:p>
      <text:list xml:id="list2518532399" text:style-name="L6">
        <text:list-item>
          <text:p text:style-name="P14">Function that finds the shortest path between a random residential parcel and all of the input destinations</text:p>
        </text:list-item>
      </text:list>
      <text:p text:style-name="P3"/>
      <text:p text:style-name="P4">min_cost_flow_parcels</text:p>
      <text:list xml:id="list1265842175" text:style-name="L7">
        <text:list-item>
          <text:p text:style-name="P30"><text:span text:style-name="T4">calculates minimum cost flow from </text:span><text:span text:style-name="T5">all</text:span><text:span text:style-name="T4"> residential parcel</text:span><text:span text:style-name="T5">s</text:span><text:span text:style-name="T4"> to the resource parcels</text:span></text:p>
        </text:list-item>
        <text:list-item>
          <text:p text:style-name="P17">Terminology:</text:p>
          <text:list>
            <text:list-item>
              <text:p text:style-name="P17">Residential parcels are sources and want to send flow, therefore have a negative demand</text:p>
            </text:list-item>
            <text:list-item>
              <text:p text:style-name="P17">Resource parcels are sinks and want to receive flow, therefore have a positive demand</text:p>
            </text:list-item>
            <text:list-item>
              <text:p text:style-name="P18">Each edge has a cost – the travel time</text:p>
            </text:list-item>
          </text:list>
        </text:list-item>
        <text:list-item>
          <text:p text:style-name="P19">All sources and sinks (parcels) are snapped to the nearest intersections</text:p>
        </text:list-item>
        <text:list-item>
          <text:p text:style-name="P6">Possible Error Return:</text:p>
          <text:list>
            <text:list-item>
              <text:p text:style-name="P20">If all demand cannot be routed, then roads do not connect all parcels to resources (could be as a result of inundation or incomplete network due to too small of AOI)</text:p>
            </text:list-item>
          </text:list>
        </text:list-item>
      </text:list>
      <text:p text:style-name="P3"/>
      <text:p text:style-name="P4"><text:soft-page-break/>max_flow_parcels</text:p>
      <text:list xml:id="list819857517" text:style-name="L8">
        <text:list-item>
          <text:p text:style-name="P21">Calculates the maximum possible flow of all sources to sinks</text:p>
        </text:list-item>
        <text:list-item>
          <text:p text:style-name="P22">will return a variable if access is complete or not</text:p>
        </text:list-item>
      </text:list>
      <text:p text:style-name="P3"/>
      <text:p text:style-name="P4">plot_aoi</text:p>
      <text:list xml:id="list1497252067" text:style-name="L9">
        <text:list-item>
          <text:p text:style-name="P23">Graphs a plot of resources and residentail parcels with the road network</text:p>
        </text:list-item>
      </text:list>
      <text:p text:style-name="P3"/>
      <text:p text:style-name="P4">summary_function</text:p>
      <text:list xml:id="list4144114701" text:style-name="L10">
        <text:list-item>
          <text:p text:style-name="P24">quick function to grab various summary information stats of a network</text:p>
        </text:list-item>
        <text:list-item>
          <text:p text:style-name="P31"><text:span text:style-name="T6"><text:s/>Can be expanded to include more or less information</text:span></text:p>
        </text:list-item>
      </text:list>
      <text:p text:style-name="P3"/>
      <text:p text:style-name="P4">inundate_network</text:p>
      <text:list xml:id="list2621440807" text:style-name="L11">
        <text:list-item>
          <text:p text:style-name="P25">Create a new manipulated graph based on an inundation layer</text:p>
        </text:list-item>
        <text:list-item>
          <text:p text:style-name="P25">Inundation has an impact of reduced speed and reduced capacity, this produces that new network</text:p>
        </text:list-item>
      </text:list>
      <text:p text:style-name="P3"/>
      <text:p text:style-name="P3"/>
      <text:p text:style-name="P3"/>
      <text:p text:style-name="P15">NetworkX Notes:</text:p>
      <text:p text:style-name="P15"><text:span text:style-name="T1">min_cost_flow</text:span> </text:p>
      <text:list xml:id="list1479893091" text:style-name="L12">
        <text:list-item>
          <text:p text:style-name="P16">Negative demand means the nodes wants to send flow</text:p>
        </text:list-item>
        <text:list-item>
          <text:p text:style-name="P16">Positive demand means that the node wants to receive flow</text:p>
        </text:list-item>
      </text:list>
      <text:p text:style-name="P15"/>
      <text:p text:style-name="P15"/>
      <text:p text:style-name="P26">Sphinx -Quickstart Notes:</text:p>
      <text:p text:style-name="P26"><text:a xlink:type="simple" xlink:href="https://www.sphinx-doc.org/en/master/tutorial/getting-started.html#setting-up-your-project-and-development-environment" text:style-name="Internet_20_link" text:visited-style-name="Visited_20_Internet_20_Link">https://www.sphinx-doc.org/en/master/tutorial/getting-started.html#setting-up-your-project-and-development-environment</text:a> </text:p>
      <text:list xml:id="list1378907649" text:style-name="L13">
        <text:list-item>
          <text:p text:style-name="P27">Navigate to folder in command line and enter command ‘sphinx-quickstart docs’</text:p>
        </text:list-item>
      </text:list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weight="bold" officeooo:rsid="001b3e13" officeooo:paragraph-rsid="001bb543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11:35:48.729826906</meta:creation-date>
    <meta:generator>LibreOffice/6.4.7.2$Linux_X86_64 LibreOffice_project/40$Build-2</meta:generator>
    <dc:date>2022-06-13T17:05:03.818594126</dc:date>
    <meta:editing-duration>PT6H14M44S</meta:editing-duration>
    <meta:editing-cycles>23</meta:editing-cycles>
    <meta:document-statistic meta:table-count="0" meta:image-count="0" meta:object-count="0" meta:page-count="2" meta:paragraph-count="47" meta:word-count="490" meta:character-count="3005" meta:non-whitespace-character-count="2585"/>
  </office:meta>
</office:document-meta>
</file>